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7460413" text:style-name="L1">
        <text:list-item>
          <text:p text:style-name="P1">k,v store. V can be number, string (for the moment, maybe table and blob could be good additions)</text:p>
        </text:list-item>
        <text:list-item>
          <text:p text:style-name="P1">DHT range partitioning: node n is responsible for idn &lt; key &lt; idn+1</text:p>
        </text:list-item>
        <text:list-item>
          <text:p text:style-name="P1">node in/out managed by gossiping</text:p>
          <text:list>
            <text:list-item>
              <text:p text:style-name="P1">on node activation, the node takes all ids from a contact, then gossips its presence to be included in the partition</text:p>
            </text:list-item>
            <text:list-item>
              <text:p text:style-name="P1">on node death, the node that notices it, gossips the changes.</text:p>
            </text:list-item>
            <text:list-item>
              <text:p text:style-name="P1">upon reception of gossip message, if keys that belong to a node change the responsible node, the keys are sent to the new node. No confirmation round like dynamo</text:p>
            </text:list-item>
          </text:list>
        </text:list-item>
      </text:list>
      <text:list xml:id="list111406712" text:style-name="L2">
        <text:list-item>
          <text:p text:style-name="P2"/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ne </meta:initial-creator>
    <meta:creation-date>2011-07-01T15:49:43</meta:creation-date>
    <meta:document-statistic meta:table-count="0" meta:image-count="0" meta:object-count="0" meta:page-count="1" meta:paragraph-count="6" meta:word-count="103" meta:character-count="540"/>
    <dc:date>2011-07-01T16:43:42</dc:date>
    <dc:creator>unine </dc:creator>
    <meta:editing-duration>PT7M17S</meta:editing-duration>
    <meta:editing-cycles>1</meta:editing-cycles>
    <meta:generator>LibreOffice/3.3$Linux LibreOffice_project/330m19$Build-202</meta:generator>
  </office:meta>
</office:document-meta>
</file>